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amos usar Ws = tamanho da janela de transmissão e Wr = tamanho da janela do receptor. Sendo assim, temos:</text:p>
      <text:p text:style-name="Standard"/>
      <text:p text:style-name="Standard"><text:tab/><text:tab/>Ws + Wr = 2^m = 2^2 = 4</text:p>
      <text:p text:style-name="Standard">sabe-se, ainda, que o tamanho ideal para a janela de transmissão é exatamente a metade da quantidade de números que podemos representar com 2^m bits. Sendo assim, utilizamos Ws = 2.</text:p>
      <text:p text:style-name="Standard"/>
      <text:p text:style-name="Standard">Stop and Wait Simulado:</text:p>
      <text:p text:style-name="Standard"/>
      <text:p text:style-name="Standard">O teste foi feito transmitindo 1024 bits, enviados em 128 pacotes de 8 bits cada. Ainda, foram utilizados os seguintes valores: n0 (número de bits de overhead) = 7; nf (número de bits em um frame) = 8 + n0 = 8 + 7 = 15; na (número de bits para o acknoledge) = 1; tempo de propagação = 2 milisegundos; tempo de processamento = 1 milisegundo; tempo de transmissão = 1 milisegundo.</text:p>
      <text:p text:style-name="Standard"/>
      <text:p text:style-name="Standard">Para o timeout, foi usado um valor suficientemente grande para cobrir 2 tempos de propagação + 2 tempos de transmissão + 1 tempo de processamento:</text:p>
      <text:p text:style-name="Standard"><text:tab/>timeout = 2*Tprop + 2*Ttrans + Tproc + 4 = 2*2 + 2*1 + 1 + 4 = 11 milisegundos.</text:p>
      <text:p text:style-name="Standard"/>
      <text:p text:style-name="Standard">Foram realizados dois testes:</text:p>
      <text:list xml:id="list1751048556" text:style-name="L1">
        <text:list-item>
          <text:p text:style-name="P1">Sem erros: obteve-se uma eficiência de 60 % (esse valor é o simulado, precisa fazer o teórico com a fórmula que tem nos slides. Para fazer as contas teórica, use R = 0.8 bps. A conta teórica que eu fiz aqui em casa deu aproximadamente 61,3 %, eu só não estou com tempo para escrever essa conta aqui, aí estou deixando para você).</text:p>
        </text:list-item>
        <text:list-item>
          <text:p text:style-name="P1">Com uma probabilidade de erro de 30%: obteve-se uma eficiência de 41,6 % (esse valor é o simulado, precisa fazer o teórico – é só multiplicar o valor da simulação “sem erros” por 1 – (probabilidade de erro), acho que dá mais ou menos 42 %).</text:p>
        </text:list-item>
      </text:list>
      <text:p text:style-name="Standard"/>
      <text:p text:style-name="Standard"/>
      <text:p text:style-name="Standard">GoBack-N Simulado:</text:p>
      <text:p text:style-name="Standard"/>
      <text:p text:style-name="Standard">O teste foi feito com os mesmos valores utilizados na simulação do Stop and Wait. Ainda, utilizou-se 2 bits para representar os quadros a serem enviados. </text:p>
      <text:p text:style-name="Standard"/>
      <text:p text:style-name="Standard">Foram realizados dois testes:</text:p>
      <text:list xml:id="list1774109806" text:style-name="L2">
        <text:list-item>
          <text:p text:style-name="P2">Sem erros: obteve-se uma eficiência de 99 %.</text:p>
        </text:list-item>
        <text:list-item>
          <text:p text:style-name="P2">Com uma probabilidade de erro de 30 %: obteve-se uma eficiência de 37,3 % (não sei fazer os cálculos teóricos).</text:p>
        </text:list-item>
      </text:list>
      <text:p text:style-name="Standard"/>
      <text:p text:style-name="Standard">Selective Repeat:</text:p>
      <text:p text:style-name="Standard"/>
      <text:p text:style-name="Standard">O teste foi feito com os mesmo valores utilizados até aqui nos experimentos aci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Mendelson</meta:initial-creator>
    <meta:creation-date>2013-12-18T23:24:21</meta:creation-date>
    <meta:generator>LibreOffice/3.5$Linux_X86_64 LibreOffice_project/350m1$Build-2</meta:generator>
    <dc:date>2013-12-19T00:54:26</dc:date>
    <dc:creator>Mateus Mendelson</dc:creator>
    <meta:editing-duration>PT25M52S</meta:editing-duration>
    <meta:editing-cycles>3</meta:editing-cycles>
    <meta:document-statistic meta:table-count="0" meta:image-count="0" meta:object-count="0" meta:page-count="1" meta:paragraph-count="17" meta:word-count="376" meta:character-count="2002" meta:non-whitespace-character-count="1642"/>
  </office:meta>
</office:document-meta>
</file>